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53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min-height="1.212cm" fo:min-width="3.084cm" fo:padding-top="0.101cm" fo:padding-bottom="0.101cm" fo:padding-left="0.226cm" fo:padding-right="0.226cm" fo:wrap-option="wrap" draw:shadow="hidden" draw:shadow-offset-x="0.2cm" draw:shadow-offset-y="0.2cm" draw:shadow-color="#808080" style:writing-mode="lr-tb" loext:decorative="false"/>
      <style:paragraph-properties style:writing-mode="lr-tb"/>
    </style:style>
    <style:style style:name="gr2" style:family="graphic">
      <style:graphic-properties style:writing-mode="lr-tb" loext:decorative="false"/>
    </style:style>
    <style:style style:name="gr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bottom" draw:auto-grow-height="false" fo:min-height="2.75cm" fo:min-width="1.5cm" fo:padding-top="0cm" fo:padding-bottom="0cm" fo:padding-left="0.25cm" fo:padding-right="0.25cm" fo:wrap-option="no-wrap" draw:shadow="hidden" draw:shadow-offset-x="0.2cm" draw:shadow-offset-y="0.2cm" draw:shadow-color="#808080" style:writing-mode="lr-tb" loext:decorative="false"/>
      <style:paragraph-properties style:writing-mode="lr-tb"/>
    </style:style>
    <style:style style:name="gr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bottom" draw:auto-grow-height="false" fo:min-height="0.15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7"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9" style:family="graphic" style:parent-style-name="standard" style:list-style-name="L1">
      <style:graphic-properties draw:stroke="dash" draw:stroke-dash="Double_20_Dash" svg:stroke-width="0.053cm" svg:stroke-color="#000000" draw:marker-start="" draw:marker-start-width="0.28cm" draw:marker-start-center="false" draw:marker-end="" draw:marker-end-width="0.28cm" draw:marker-end-center="false" draw:fill="solid" draw:fill-color="#ffffff" draw:textarea-horizontal-align="justify" draw:textarea-vertical-align="middle" draw:auto-grow-height="false" fo:min-height="1.21cm" fo:min-width="3.064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left" draw:textarea-vertical-align="top"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2" style:family="graphic" style:parent-style-name="standard" style:list-style-name="L1">
      <style:graphic-properties draw:stroke="solid" svg:stroke-width="0.053cm" svg:stroke-color="#000000" draw:marker-start="" draw:marker-start-width="0.28cm" draw:marker-start-center="false" draw:marker-end="Triangle_20_unfilled" draw:marker-end-width="0.4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3"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14"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15"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1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7" style:family="graphic" style:parent-style-name="standard" style:list-style-name="L1">
      <style:graphic-properties draw:stroke="solid" svg:stroke-width="0.053cm" svg:stroke-color="#000000" draw:marker-start="" draw:marker-start-width="0.28cm" draw:marker-start-center="false" draw:marker-end="Triangle_20_unfilled" draw:marker-end-width="0.4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18"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style>
    <style:style style:name="gr19"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draw:auto-grow-height="false" fo:min-height="2.127cm" fo:min-width="1.7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1"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22"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26"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28"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29"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30"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31"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32"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33"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34"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3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2">
      <style:graphic-properties draw:stroke="solid" svg:stroke-width="0.018cm" svg:stroke-color="#000000" draw:marker-start="" draw:marker-start-width="0.228cm" draw:marker-start-center="false" draw:marker-end="" draw:marker-end-width="0.228cm" draw:marker-end-center="false" draw:stroke-linejoin="none" svg:stroke-linecap="round"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7" style:family="graphic" style:parent-style-name="standard" style:list-style-name="L2">
      <style:graphic-properties draw:stroke="solid" svg:stroke-width="0.018cm" svg:stroke-color="#000000" draw:marker-start="" draw:marker-start-width="0.228cm" draw:marker-start-center="false" draw:marker-end="" draw:marker-end-width="0.228cm" draw:marker-end-center="false" draw:stroke-linejoin="none" svg:stroke-linecap="round"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8" style:family="graphic" style:parent-style-name="standard" style:list-style-name="L2">
      <style:graphic-properties draw:stroke="solid" svg:stroke-width="0.018cm" svg:stroke-color="#000000" draw:marker-start="" draw:marker-start-width="0.228cm" draw:marker-start-center="false" draw:marker-end="" draw:marker-end-width="0.228cm" draw:marker-end-center="false" draw:stroke-linejoin="none" svg:stroke-linecap="round"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9" style:family="graphic" style:parent-style-name="standard" style:list-style-name="L2">
      <style:graphic-properties draw:stroke="solid" svg:stroke-width="0.018cm" svg:stroke-color="#000000" draw:marker-start="" draw:marker-start-width="0.228cm" draw:marker-start-center="false" draw:marker-end="" draw:marker-end-width="0.228cm" draw:marker-end-center="false" draw:stroke-linejoin="none" svg:stroke-linecap="round"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0" style:family="graphic" style:parent-style-name="standard" style:list-style-name="L2">
      <style:graphic-properties draw:stroke="solid" svg:stroke-width="0.018cm" svg:stroke-color="#000000" draw:marker-start="" draw:marker-start-width="0.228cm" draw:marker-start-center="false" draw:marker-end="" draw:marker-end-width="0.228cm" draw:marker-end-center="false" draw:stroke-linejoin="none" svg:stroke-linecap="round"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1" style:family="graphic" style:parent-style-name="standard" style:list-style-name="L2">
      <style:graphic-properties draw:stroke="solid" svg:stroke-width="0.018cm" svg:stroke-color="#000000" draw:marker-start="" draw:marker-start-width="0.228cm" draw:marker-start-center="false" draw:marker-end="" draw:marker-end-width="0.228cm" draw:marker-end-center="false" draw:stroke-linejoin="none" svg:stroke-linecap="round"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2" style:family="graphic" style:parent-style-name="standard" style:list-style-name="L2">
      <style:graphic-properties draw:stroke="solid" svg:stroke-width="0.018cm" svg:stroke-color="#000000" draw:marker-start="" draw:marker-start-width="0.228cm" draw:marker-start-center="false" draw:marker-end="" draw:marker-end-width="0.228cm" draw:marker-end-center="false" draw:stroke-linejoin="none" svg:stroke-linecap="round"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3" style:family="graphic">
      <style:graphic-properties loext:decorative="false"/>
    </style:style>
    <style:style style:name="gr4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paragraph-properties style:writing-mode="lr-tb"/>
    </style:style>
    <style:style style:name="gr4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middle" fo:padding-top="0.102cm" fo:padding-bottom="0.102cm" fo:padding-left="0.227cm" fo:padding-right="0.227cm" fo:wrap-option="wrap" draw:shadow="hidden" draw:shadow-offset-x="0.2cm" draw:shadow-offset-y="0.2cm" draw:shadow-color="#808080" loext:decorative="false"/>
    </style:style>
    <style:style style:name="gr4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768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7"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8"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49"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0" style:family="graphic" style:parent-style-name="standard" style:list-style-name="L2">
      <style:graphic-properties draw:stroke="solid" svg:stroke-width="0.053cm" svg:stroke-color="#000000" draw:marker-start="Arrowheads_20_1" draw:marker-start-width="0.4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1" style:family="graphic" style:parent-style-name="standard" style:list-style-name="L1">
      <style:graphic-properties draw:stroke="dash" draw:stroke-dash="Long_20_Dash" svg:stroke-width="0.053cm" svg:stroke-color="#000000" draw:marker-start="" draw:marker-start-width="0.28cm" draw:marker-start-center="false" draw:marker-end="Triangle_20_unfilled" draw:marker-end-width="0.4cm" draw:marker-end-center="false" svg:stroke-linecap="butt"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2" style:family="graphic" style:parent-style-name="standard" style:list-style-name="L1">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298cm" fo:min-width="2.548cm" fo:padding-top="0.101cm" fo:padding-bottom="0.101cm" fo:padding-left="0.226cm" fo:padding-right="0.226cm" fo:wrap-option="wrap" draw:shadow="hidden" draw:shadow-offset-x="0.2cm" draw:shadow-offset-y="0.2cm" draw:shadow-color="#808080" style:writing-mode="lr-tb" loext:decorative="false"/>
      <style:paragraph-properties style:writing-mode="lr-tb"/>
    </style:style>
    <style:style style:name="gr53" style:family="graphic" style:parent-style-name="standard" style:list-style-name="L1">
      <style:graphic-properties draw:stroke="dash" draw:stroke-dash="Long_20_Dash" svg:stroke-width="0.053cm" svg:stroke-color="#000000" draw:marker-start="Navigation" draw:marker-start-width="0.3cm" draw:marker-start-center="false" draw:marker-end="" draw:marker-end-width="0.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4" style:family="graphic" style:parent-style-name="standard" style:list-style-name="L1">
      <style:graphic-properties draw:stroke="solid" draw:stroke-dash="Dashed_20__28_var_29__20_4" svg:stroke-width="0.053cm" svg:stroke-color="#000000" draw:marker-start="" draw:marker-start-width="0.279cm" draw:marker-start-center="false" draw:marker-end="Contains" draw:marker-end-width="0.5cm" draw:marker-end-center="false" draw:stroke-linejoin="miter" draw:fill="solid" draw:fill-color="#ffffff"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55"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56" style:family="graphic" style:parent-style-name="standard" style:list-style-name="L1">
      <style:graphic-properties draw:stroke="dash" draw:stroke-dash="Long_20_Dash" svg:stroke-width="0.053cm" svg:stroke-color="#000000" draw:marker-start="" draw:marker-start-width="0.28cm" draw:marker-start-center="false" draw:marker-end="UML_20_Arrow" draw:marker-end-width="0.28cm" draw:marker-end-center="false" draw:fill="none" draw:fill-color="#ffffff" draw:textarea-horizontal-align="justify" draw:textarea-vertical-align="middle"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57"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center" draw:textarea-vertical-align="middle"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left" draw:textarea-vertical-align="top" draw:auto-grow-height="false" fo:min-height="1.286cm" fo:min-width="2.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9"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0"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61"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62"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63"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64"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65"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66"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67"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68"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69"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70"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71"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72"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73"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2cm" draw:shadow-offset-y="0.2cm" draw:shadow-color="#808080" loext:decorative="false"/>
    </style:style>
    <style:style style:name="gr74"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75"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6" style:family="graphic" style:parent-style-name="standard" style:list-style-name="L1">
      <style:graphic-properties draw:stroke="dash" draw:stroke-dash="Long_20_Dash" svg:stroke-width="0.053cm" svg:stroke-color="#000000" draw:marker-start="" draw:marker-start-width="0.28cm" draw:marker-start-center="false" draw:marker-end="Triangle_20_unfilled" draw:marker-end-width="0.4cm" draw:marker-end-center="false" svg:stroke-linecap="butt"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77"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7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1.415cm" fo:min-width="4.546cm" fo:padding-top="0.107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79"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80" style:family="graphic" style:parent-style-name="standard" style:list-style-name="L1">
      <style:graphic-properties draw:stroke="solid" svg:stroke-width="0.053cm" svg:stroke-color="#000000" draw:marker-start="" draw:marker-start-width="0.28cm" draw:marker-start-center="false" draw:marker-end="" draw:marker-end-width="0.28cm" draw:marker-end-center="false" draw:fill="solid" draw:fill-color="#ffffff" draw:textarea-horizontal-align="justify" draw:textarea-vertical-align="middle" draw:auto-grow-height="false" fo:min-height="1.696cm" fo:min-width="3.991cm" fo:padding-top="0.152cm" fo:padding-bottom="0.152cm" fo:padding-left="0.277cm" fo:padding-right="0.277cm" fo:wrap-option="wrap" draw:shadow="hidden" draw:shadow-offset-x="0.2cm" draw:shadow-offset-y="0.2cm" draw:shadow-color="#808080" style:writing-mode="lr-tb" loext:decorative="false"/>
      <style:paragraph-properties style:writing-mode="lr-tb"/>
    </style:style>
    <style:style style:name="gr81" style:family="graphic" style:parent-style-name="standard" style:list-style-name="L1">
      <style:graphic-properties draw:stroke="solid" svg:stroke-width="0.053cm" svg:stroke-color="#000000" draw:marker-start="" draw:marker-start-width="0.28cm" draw:marker-start-center="false" draw:marker-end="" draw:marker-end-width="0.28cm" draw:marker-end-center="false" draw:fill="solid" draw:fill-color="#ffffff" draw:textarea-horizontal-align="justify" draw:textarea-vertical-align="middle" draw:auto-grow-height="false" fo:min-height="0.197cm" fo:min-width="0.356cm" fo:padding-top="0.152cm" fo:padding-bottom="0.152cm" fo:padding-left="0.277cm" fo:padding-right="0.277cm" fo:wrap-option="wrap" draw:shadow="hidden" draw:shadow-offset-x="0.2cm" draw:shadow-offset-y="0.2cm" draw:shadow-color="#808080" loext:decorative="false"/>
    </style:style>
    <style:style style:name="gr82" style:family="graphic" style:parent-style-name="standard" style:list-style-name="L1">
      <style:graphic-properties draw:stroke="solid" svg:stroke-width="0.053cm" svg:stroke-color="#000000" draw:marker-start="" draw:marker-start-width="0.28cm" draw:marker-start-center="false" draw:marker-end="" draw:marker-end-width="0.28cm" draw:marker-end-center="false" draw:fill="solid" draw:fill-color="#ffffff" draw:textarea-horizontal-align="justify" draw:textarea-vertical-align="middle" draw:auto-grow-height="false" fo:min-height="0.195cm" fo:min-width="0.355cm" fo:padding-top="0.152cm" fo:padding-bottom="0.152cm" fo:padding-left="0.277cm" fo:padding-right="0.277cm" fo:wrap-option="wrap" draw:shadow="hidden" draw:shadow-offset-x="0.2cm" draw:shadow-offset-y="0.2cm" draw:shadow-color="#808080" loext:decorative="false"/>
    </style:style>
    <style:style style:name="gr83" style:family="graphic" style:parent-style-name="standard" style:list-style-name="L1">
      <style:graphic-properties draw:stroke="dash" draw:stroke-dash="Double_20_Dash" svg:stroke-width="0.053cm" svg:stroke-color="#000000" draw:marker-start="" draw:marker-start-width="0.35cm" draw:marker-start-center="false" draw:marker-end="" draw:marker-end-width="0.35cm" draw:marker-end-center="false" draw:fill="solid" draw:fill-color="#ffffff" draw:textarea-horizontal-align="justify" draw:textarea-vertical-align="top" draw:auto-grow-height="false" fo:min-height="2.012cm" fo:min-width="2.906cm" fo:padding-top="-0.023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84" style:family="graphic" style:parent-style-name="standard" style:list-style-name="L1">
      <style:graphic-properties draw:stroke="dash" draw:stroke-dash="Long_20_Dash" svg:stroke-width="0.053cm" svg:stroke-color="#000000" draw:marker-start="" draw:marker-start-width="0.358cm" draw:marker-start-center="false" draw:marker-end="" draw:marker-end-width="0.358cm" draw:marker-end-center="false" draw:fill="none" draw:fill-color="#729fcf"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85" style:family="graphic" style:parent-style-name="standard" style:list-style-name="L1">
      <style:graphic-properties draw:stroke="none" svg:stroke-width="0.053cm" svg:stroke-color="#000000" draw:marker-start="" draw:marker-start-width="0.2cm" draw:marker-start-center="false" draw:marker-end="" draw:marker-end-width="0.2cm" draw:marker-end-center="false" draw:fill="none" draw:fill-color="#ffffff" draw:textarea-horizontal-align="justify" draw:textarea-vertical-align="middle" draw:auto-grow-height="true" draw:auto-grow-width="true" fo:min-height="0.817cm" fo:min-width="3.068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87" style:family="graphic" style:parent-style-name="standard" style:list-style-name="L1">
      <style:graphic-properties draw:stroke="solid" draw:stroke-dash="Dashed_20__28_var_29__20_4" svg:stroke-width="0.053cm" svg:stroke-color="#000000" draw:marker-start="Square_20_unfilled" draw:marker-start-width="0.4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false" draw:auto-grow-width="true" fo:min-height="0.94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9" style:family="graphic" style:parent-style-name="standard" style:list-style-name="L1">
      <style:graphic-properties draw:stroke="solid" draw:stroke-dash="Dashed_20__28_var_29__20_4" svg:stroke-width="0.053cm" svg:stroke-color="#000000" draw:marker-start="Square_20_unfilled" draw:marker-start-width="0.4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9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9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4.997cm" fo:min-width="6.29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92" style:family="graphic" style:parent-style-name="standard" style:list-style-name="L1">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298cm" fo:min-width="2.548cm" fo:padding-top="0.101cm" fo:padding-bottom="0.101cm" fo:padding-left="0.226cm" fo:padding-right="0.226cm" fo:wrap-option="wrap" draw:shadow="hidden" draw:shadow-offset-x="0.2cm" draw:shadow-offset-y="0.2cm" draw:shadow-color="#808080" style:writing-mode="lr-tb" loext:decorative="false"/>
      <style:paragraph-properties style:writing-mode="lr-tb"/>
    </style:style>
    <style:style style:name="gr93" style:family="graphic" style:parent-style-name="standard" style:list-style-name="L1">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298cm" fo:min-width="2.548cm" fo:padding-top="0.101cm" fo:padding-bottom="0.101cm" fo:padding-left="0.226cm" fo:padding-right="0.226cm" fo:wrap-option="wrap" draw:shadow="hidden" draw:shadow-offset-x="0.2cm" draw:shadow-offset-y="0.2cm" draw:shadow-color="#808080" style:writing-mode="lr-tb" loext:decorative="false"/>
      <style:paragraph-properties style:writing-mode="lr-tb"/>
    </style:style>
    <style:style style:name="gr94" style:family="graphic" style:parent-style-name="standard" style:list-style-name="L1">
      <style:graphic-properties draw:stroke="solid" draw:stroke-dash="Dashed_20__28_var_29__20_4" svg:stroke-width="0.053cm" svg:stroke-color="#000000" draw:marker-start="" draw:marker-start-width="0.28cm" draw:marker-start-center="false" draw:marker-end="Square_20_45" draw:marker-end-width="0.4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writing-mode="lr-tb"/>
    </style:style>
    <style:style style:name="P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style>
    <style:style style:name="P2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fafaf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5" style:family="paragraph">
      <loext:graphic-properties draw:fill="solid" draw:fill-color="#ffffff"/>
      <style:paragraph-properties fo:margin-left="0cm" fo:margin-right="0cm" fo:margin-top="0cm" fo:margin-bottom="0cm" fo:line-height="100%" fo:text-align="start"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text-properties fo:font-size="12pt" style:font-size-asian="12pt" style:font-size-complex="12pt"/>
    </style:style>
    <style:style style:name="P3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writing-mode="lr-tb"/>
      <style:text-properties fo:font-size="12pt" style:font-size-asian="12pt" style:font-size-complex="12pt"/>
    </style:style>
    <style:style style:name="P3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4" style:family="paragraph">
      <loext:graphic-properties draw:fill="solid" draw:fill-color="#fafaf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loext:tab-stop-distance="0cm" style:writing-mode="lr-tb">
        <style:tab-stops>
          <style:tab-stop style:position="0.5cm" style:type="center"/>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ype="center"/>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5cm" svg:height="2cm" svg:x="1cm" svg:y="1cm">
          <text:p text:style-name="P1"><text:span text:style-name="T1">Use c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
          <draw:custom-shape draw:style-name="gr3" draw:text-style-name="P4" draw:layer="layout" svg:width="2cm" svg:height="2.75cm" svg:x="8cm" svg:y="2cm">
            <draw:glue-point draw:id="4" svg:x="5cm" svg:y="-1.426cm"/>
            <draw:glue-point draw:id="5" svg:x="-5cm" svg:y="-1.426cm"/>
            <draw:glue-point draw:id="6" svg:x="5cm" svg:y="1.43cm"/>
            <draw:glue-point draw:id="7" svg:x="-5cm" svg:y="1.43cm"/>
            <draw:glue-point draw:id="8" svg:x="1.712cm" svg:y="-4.998cm"/>
            <draw:glue-point draw:id="9" svg:x="-1.643cm" svg:y="-4.998cm"/>
            <draw:glue-point draw:id="10" svg:x="-1.643cm" svg:y="5.001cm"/>
            <draw:glue-point draw:id="11" svg:x="1.712cm" svg:y="5.001cm"/>
            <text:p text:style-name="P3"><text:span text:style-name="T2">Actor</text:span></text:p>
            <draw:enhanced-geometry svg:viewBox="0 0 21600 21600" draw:mirror-horizontal="false" draw:mirror-vertical="false" draw:type="rectangle" draw:enhanced-path="M 0 0 L 21600 0 21600 21600 0 21600 0 0 Z N"/>
          </draw:custom-shape>
          <draw:g draw:style-name="gr2">
            <draw:custom-shape draw:style-name="gr4" draw:text-style-name="P5" draw:layer="layout" svg:width="0.5cm" svg:height="0.5cm" svg:x="8.7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6" draw:layer="layout" svg:x1="9cm" svg:y1="2.75cm" svg:x2="9cm" svg:y2="3.52cm">
              <text:p/>
            </draw:line>
            <draw:line draw:style-name="gr6" draw:text-style-name="P6" draw:layer="layout" svg:x1="8.5cm" svg:y1="3cm" svg:x2="9.52cm" svg:y2="3cm">
              <text:p/>
            </draw:line>
            <draw:line draw:style-name="gr7" draw:text-style-name="P6" draw:layer="layout" svg:x1="9cm" svg:y1="3.5cm" svg:x2="9.5cm" svg:y2="4cm">
              <text:p/>
            </draw:line>
            <draw:line draw:style-name="gr8" draw:text-style-name="P6" draw:layer="layout" svg:x1="9cm" svg:y1="3.5cm" svg:x2="8.5cm" svg:y2="4cm">
              <text:p/>
            </draw:line>
          </draw:g>
        </draw:g>
        <draw:custom-shape draw:style-name="gr9" draw:text-style-name="P8" draw:layer="layout" svg:width="4.974cm" svg:height="2cm" svg:x="1.026cm" svg:y="4cm">
          <text:p text:style-name="P7"><text:span text:style-name="T3">Collabor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4cm" svg:height="2cm" svg:x="11.5cm" svg:y="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text:span text:style-name="T3">System</text:span></text:p>
          <draw:enhanced-geometry svg:viewBox="0 0 21600 21600" draw:type="rectangle" draw:enhanced-path="M 0 0 L 21600 0 21600 21600 0 21600 0 0 Z N"/>
        </draw:custom-shape>
        <draw:connector draw:style-name="gr11" draw:text-style-name="P9" draw:layer="layout" draw:type="line" svg:x1="19.25cm" svg:y1="10.218cm" svg:x2="16.461cm" svg:y2="8.75cm" svg:d="M19250 10218l-2789-1468" svg:viewBox="0 0 2790 1469">
          <text:p/>
        </draw:connector>
        <draw:connector draw:style-name="gr12" draw:text-style-name="P9" draw:layer="layout" draw:type="line" svg:x1="15.829cm" svg:y1="11.25cm" svg:x2="13.25cm" svg:y2="9.536cm" svg:d="M15829 11250l-2579-1714" svg:viewBox="0 0 2580 1715">
          <text:p/>
        </draw:connector>
        <draw:connector draw:style-name="gr13" draw:text-style-name="P9" draw:layer="layout" draw:type="line" svg:x1="12cm" svg:y1="12.5cm" svg:x2="9.112cm" svg:y2="10.973cm" svg:d="M12000 12500l-2888-1527" svg:viewBox="0 0 2889 1528">
          <text:p/>
        </draw:connector>
        <draw:connector draw:style-name="gr14" draw:text-style-name="P11" draw:layer="layout" draw:type="line" svg:x1="11.25cm" svg:y1="10.25cm" svg:x2="8.362cm" svg:y2="8.723cm" svg:d="M11250 10250l-2888-1527" svg:viewBox="0 0 2889 1528">
          <text:p text:style-name="P10"><text:span text:style-name="T3">«exten</text:span><text:span text:style-name="T3">ds»</text:span></text:p>
        </draw:connector>
        <draw:connector draw:style-name="gr15" draw:text-style-name="P11" draw:layer="layout" draw:type="line" svg:x1="5.75cm" svg:y1="11cm" svg:x2="2.862cm" svg:y2="9.473cm" svg:d="M5750 11000l-2888-1527" svg:viewBox="0 0 2889 1528">
          <text:p text:style-name="P10"><text:span text:style-name="T3">«includ</text:span><text:span text:style-name="T3">es»</text:span></text:p>
        </draw:connector>
      </draw:page>
      <draw:page draw:name="page2" draw:style-name="dp1" draw:master-page-name="Default">
        <draw:connector draw:style-name="gr16" draw:text-style-name="P9" draw:layer="layout" draw:type="line" svg:x1="19.25cm" svg:y1="10.218cm" svg:x2="16.461cm" svg:y2="8.75cm" svg:d="M19250 10218l-2789-1468" svg:viewBox="0 0 2790 1469">
          <text:p/>
        </draw:connector>
        <draw:connector draw:style-name="gr17" draw:text-style-name="P9" draw:layer="layout" draw:type="line" svg:x1="15.829cm" svg:y1="11.25cm" svg:x2="13.25cm" svg:y2="9.536cm" svg:d="M15829 11250l-2579-1714" svg:viewBox="0 0 2580 1715">
          <text:p/>
        </draw:connector>
        <draw:connector draw:style-name="gr18" draw:text-style-name="P9" draw:layer="layout" draw:type="line" svg:x1="12cm" svg:y1="12.5cm" svg:x2="9.112cm" svg:y2="10.973cm" svg:d="M12000 12500l-2888-1527" svg:viewBox="0 0 2889 1528">
          <text:p/>
        </draw:connector>
        <draw:custom-shape draw:style-name="gr19" draw:text-style-name="P8" draw:layer="layout" svg:width="3cm" svg:height="3.08cm" svg:x="8.807cm" svg:y="15.015cm">
          <draw:glue-point draw:id="10" svg:x="-2.777cm" svg:y="5cm"/>
          <draw:glue-point draw:id="11" svg:x="-5cm" svg:y="3cm"/>
          <draw:glue-point draw:id="12" svg:x="-5cm" svg:y="-1cm"/>
          <draw:glue-point draw:id="13" svg:x="1.111cm" svg:y="5cm"/>
          <draw:glue-point draw:id="14" svg:x="3.888cm" svg:y="0.333cm"/>
          <text:p text:style-name="P7"><text:span text:style-name="T3">Nod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style-name="gr2">
          <draw:custom-shape draw:style-name="gr20" draw:text-style-name="P13" draw:layer="layout" svg:width="4cm" svg:height="2cm" svg:x="5.75cm" svg:y="2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text:p text:style-name="P12"><text:span text:style-name="T4">«component»</text:span></text:p>
            <text:p text:style-name="P12"><text:span text:style-name="T5">Name</text:span></text:p>
            <draw:enhanced-geometry svg:viewBox="0 0 21600 21600" draw:type="rectangle" draw:enhanced-path="M 0 0 L 21600 0 21600 21600 0 21600 0 0 Z N"/>
          </draw:custom-shape>
          <draw:line draw:style-name="gr21" draw:text-style-name="P14" draw:layer="layout" svg:x1="9.228cm" svg:y1="25.331cm" svg:x2="9.356cm" svg:y2="25.331cm">
            <text:p/>
          </draw:line>
          <draw:line draw:style-name="gr22" draw:text-style-name="P14" draw:layer="layout" svg:x1="9.356cm" svg:y1="25.331cm" svg:x2="9.356cm" svg:y2="25.411cm">
            <text:p/>
          </draw:line>
          <draw:line draw:style-name="gr23" draw:text-style-name="P14" draw:layer="layout" svg:x1="9.356cm" svg:y1="25.41cm" svg:x2="9.228cm" svg:y2="25.41cm">
            <text:p/>
          </draw:line>
          <draw:line draw:style-name="gr24" draw:text-style-name="P14" draw:layer="layout" svg:x1="9.228cm" svg:y1="25.331cm" svg:x2="9.228cm" svg:y2="25.411cm">
            <text:p/>
          </draw:line>
          <draw:line draw:style-name="gr25" draw:text-style-name="P14" draw:layer="layout" svg:x1="9.228cm" svg:y1="25.491cm" svg:x2="9.356cm" svg:y2="25.491cm">
            <text:p/>
          </draw:line>
          <draw:line draw:style-name="gr26" draw:text-style-name="P14" draw:layer="layout" svg:x1="9.356cm" svg:y1="25.491cm" svg:x2="9.356cm" svg:y2="25.571cm">
            <text:p/>
          </draw:line>
          <draw:line draw:style-name="gr27" draw:text-style-name="P14" draw:layer="layout" svg:x1="9.356cm" svg:y1="25.571cm" svg:x2="9.228cm" svg:y2="25.571cm">
            <text:p/>
          </draw:line>
          <draw:line draw:style-name="gr28" draw:text-style-name="P14" draw:layer="layout" svg:x1="9.228cm" svg:y1="25.491cm" svg:x2="9.228cm" svg:y2="25.571cm">
            <text:p/>
          </draw:line>
          <draw:line draw:style-name="gr29" draw:text-style-name="P14" draw:layer="layout" svg:x1="9.292cm" svg:y1="25.33cm" svg:x2="9.292cm" svg:y2="25.25cm">
            <text:p/>
          </draw:line>
          <draw:line draw:style-name="gr30" draw:text-style-name="P14" draw:layer="layout" svg:x1="9.292cm" svg:y1="25.25cm" svg:x2="9.548cm" svg:y2="25.25cm">
            <text:p/>
          </draw:line>
          <draw:line draw:style-name="gr31" draw:text-style-name="P14" draw:layer="layout" svg:x1="9.292cm" svg:y1="25.571cm" svg:x2="9.292cm" svg:y2="25.651cm">
            <text:p/>
          </draw:line>
          <draw:line draw:style-name="gr32" draw:text-style-name="P14" draw:layer="layout" svg:x1="9.548cm" svg:y1="25.65cm" svg:x2="9.292cm" svg:y2="25.65cm">
            <text:p/>
          </draw:line>
          <draw:line draw:style-name="gr33" draw:text-style-name="P14" draw:layer="layout" svg:x1="9.548cm" svg:y1="25.25cm" svg:x2="9.548cm" svg:y2="25.65cm">
            <text:p/>
          </draw:line>
          <draw:line draw:style-name="gr34" draw:text-style-name="P14" draw:layer="layout" svg:x1="9.292cm" svg:y1="25.41cm" svg:x2="9.292cm" svg:y2="25.49cm">
            <text:p/>
          </draw:line>
        </draw:g>
        <draw:g draw:style-name="gr2">
          <draw:custom-shape draw:style-name="gr35" draw:text-style-name="P13" draw:layer="layout" svg:width="4cm" svg:height="2cm" svg:x="5.75cm" svg:y="22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text:p text:style-name="P12"><text:span text:style-name="T4">«artifact»</text:span></text:p>
            <text:p text:style-name="P12"><text:span text:style-name="T5">Name</text:span></text:p>
            <draw:enhanced-geometry svg:viewBox="0 0 21600 21600" draw:mirror-horizontal="false" draw:mirror-vertical="false" draw:type="rectangle" draw:enhanced-path="M 0 0 L 21600 0 21600 21600 0 21600 0 0 Z N"/>
          </draw:custom-shape>
          <draw:line draw:style-name="gr36" draw:text-style-name="P15" draw:layer="layout" svg:x1="9.208cm" svg:y1="22.828cm" svg:x2="9.208cm" svg:y2="22.239cm">
            <text:p/>
          </draw:line>
          <draw:line draw:style-name="gr37" draw:text-style-name="P15" draw:layer="layout" svg:x1="9.208cm" svg:y1="22.239cm" svg:x2="9.365cm" svg:y2="22.239cm">
            <text:p/>
          </draw:line>
          <draw:line draw:style-name="gr38" draw:text-style-name="P15" draw:layer="layout" svg:x1="9.365cm" svg:y1="22.239cm" svg:x2="9.522cm" svg:y2="22.436cm">
            <text:p/>
          </draw:line>
          <draw:line draw:style-name="gr39" draw:text-style-name="P15" draw:layer="layout" svg:x1="9.522cm" svg:y1="22.435cm" svg:x2="9.365cm" svg:y2="22.435cm">
            <text:p/>
          </draw:line>
          <draw:line draw:style-name="gr40" draw:text-style-name="P15" draw:layer="layout" svg:x1="9.365cm" svg:y1="22.436cm" svg:x2="9.365cm" svg:y2="22.239cm">
            <text:p/>
          </draw:line>
          <draw:line draw:style-name="gr41" draw:text-style-name="P15" draw:layer="layout" svg:x1="9.208cm" svg:y1="22.828cm" svg:x2="9.522cm" svg:y2="22.828cm">
            <text:p/>
          </draw:line>
          <draw:line draw:style-name="gr42" draw:text-style-name="P15" draw:layer="layout" svg:x1="9.522cm" svg:y1="22.435cm" svg:x2="9.522cm" svg:y2="22.827cm">
            <text:p/>
          </draw:line>
        </draw:g>
        <draw:g draw:style-name="gr2">
          <draw:g draw:style-name="gr43">
            <draw:polygon draw:style-name="gr44" draw:text-style-name="P16" draw:layer="layout" svg:width="1.998cm" svg:height="2.999cm" svg:x="13.307cm" svg:y="15.765cm" svg:viewBox="0 0 1999 3000" draw:points="0,0 1500,0 1999,546 1999,3000 0,3000">
              <text:p text:style-name="P10"><text:span text:style-name="T4">«artifac</text:span><text:span text:style-name="T4">t»</text:span></text:p>
              <text:p text:style-name="P10"><text:span text:style-name="T5">Name</text:span></text:p>
            </draw:polygon>
            <draw:polygon draw:style-name="gr45" draw:text-style-name="P6" draw:layer="layout" svg:width="0.499cm" svg:height="0.545cm" svg:x="14.807cm" svg:y="15.765cm" svg:viewBox="0 0 500 546" draw:points="0,0 500,546 0,546">
              <text:p/>
            </draw:polygon>
          </draw:g>
        </draw:g>
        <draw:g draw:style-name="gr2">
          <draw:custom-shape draw:style-name="gr46" draw:text-style-name="P17" draw:layer="layout" svg:width="4cm" svg:height="1.972cm" svg:x="14cm" svg:y="23.0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47" draw:text-style-name="P18" draw:layer="layout" svg:width="1.979cm" svg:height="0.779cm" svg:x="14cm" svg:y="23.028cm">
            <text:p text:style-name="P1"><text:span text:style-name="T1">Frame</text:span></text:p>
            <draw:enhanced-geometry svg:viewBox="0 0 21600 21600" draw:type="non-primitve" draw:enhanced-path="M 0 0 L 21600 0 19000 21600 0 21600 0 0 Z N"/>
          </draw:custom-shape>
        </draw:g>
        <draw:connector draw:style-name="gr48" draw:text-style-name="P9" draw:layer="layout" draw:type="line" svg:x1="17.094cm" svg:y1="1.017cm" svg:x2="20.212cm" svg:y2="3.19cm" svg:d="M17094 1017l3118 2173" svg:viewBox="0 0 3119 2174">
          <text:p text:style-name="P19"><text:span text:style-name="T6">Name</text:span></text:p>
        </draw:connector>
        <draw:connector draw:style-name="gr49" draw:text-style-name="P9" draw:layer="layout" draw:type="line" svg:x1="16.5cm" svg:y1="3.779cm" svg:x2="19.807cm" svg:y2="6cm" svg:d="M16500 3779l3307 2221" svg:viewBox="0 0 3308 2222">
          <text:p/>
        </draw:connector>
        <draw:connector draw:style-name="gr50" draw:text-style-name="P20" draw:layer="layout" draw:type="line" svg:x1="19.632cm" svg:y1="4.25cm" svg:x2="16.75cm" svg:y2="2.104cm" svg:d="M19632 4250l-2882-2146" svg:viewBox="0 0 2883 2147">
          <text:p/>
        </draw:connector>
        <draw:connector draw:style-name="gr51" draw:text-style-name="P9" draw:layer="layout" draw:type="line" svg:x1="18.75cm" svg:y1="6.75cm" svg:x2="16.171cm" svg:y2="5.036cm" svg:d="M18750 6750l-2579-1714" svg:viewBox="0 0 2580 1715">
          <text:p/>
        </draw:connector>
      </draw:page>
      <draw:page draw:name="page3" draw:style-name="dp1" draw:master-page-name="Default">
        <draw:custom-shape draw:style-name="gr52" draw:text-style-name="P8" draw:layer="layout" svg:width="3cm" svg:height="1.5cm" svg:x="8cm" svg:y="10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text:span text:style-name="T3">Class</text:span></text:p>
          <draw:enhanced-geometry svg:viewBox="0 0 21600 21600" draw:type="rectangle" draw:enhanced-path="M 0 0 L 21600 0 21600 21600 0 21600 0 0 Z N"/>
        </draw:custom-shape>
        <draw:connector draw:style-name="gr53" draw:text-style-name="P11" draw:layer="layout" svg:x1="16.25cm" svg:y1="10.465cm" svg:x2="18.783cm" svg:y2="11.75cm" svg:d="M16250 10465h1267v1285h1266" svg:viewBox="0 0 2534 1286">
          <text:p/>
        </draw:connector>
        <draw:connector draw:style-name="gr54" draw:text-style-name="P6" draw:layer="layout" draw:line-skew="-0.004cm" svg:x1="15.242cm" svg:y1="14.001cm" svg:x2="17.75cm" svg:y2="15.25cm" svg:d="M15242 14001h1250v1249h1258" svg:viewBox="0 0 2509 1250">
          <text:p/>
        </draw:connector>
        <draw:connector draw:style-name="gr55" draw:text-style-name="P11" draw:layer="layout" draw:type="line" svg:x1="7.927cm" svg:y1="17.124cm" svg:x2="5.039cm" svg:y2="15.597cm" svg:d="M7927 17124l-2888-1527" svg:viewBox="0 0 2889 1528">
          <text:p text:style-name="P10"><text:span text:style-name="T3">«import»</text:span></text:p>
        </draw:connector>
        <draw:connector draw:style-name="gr56" draw:text-style-name="P11" draw:layer="layout" draw:type="line" svg:x1="13.212cm" svg:y1="20.553cm" svg:x2="10.324cm" svg:y2="19.026cm" svg:d="M13212 20553l-2888-1527" svg:viewBox="0 0 2889 1528">
          <text:p text:style-name="P10"><text:span text:style-name="T3">«merge»</text:span></text:p>
        </draw:connector>
        <draw:g draw:style-name="gr2">
          <draw:glue-point draw:id="4" svg:x="0cm" svg:y="1.281cm" draw:align="top-left"/>
          <draw:glue-point draw:id="5" svg:x="0cm" svg:y="-1.271cm" draw:align="bottom-left"/>
          <draw:glue-point draw:id="6" svg:x="0cm" svg:y="-1.271cm" draw:align="bottom-right"/>
          <draw:glue-point draw:id="7" svg:x="0cm" svg:y="1.281cm" draw:align="top-right"/>
          <draw:glue-point draw:id="8" svg:x="1.27cm" svg:y="0cm" draw:align="top-left"/>
          <draw:glue-point draw:id="9" svg:x="0cm" svg:y="0.555cm" draw:align="top"/>
          <draw:glue-point draw:id="10" svg:x="1.27cm" svg:y="0.555cm" draw:align="top"/>
          <draw:glue-point draw:id="11" svg:x="-2.5cm" svg:y="5cm"/>
          <draw:glue-point draw:id="12" svg:x="2.5cm" svg:y="5cm"/>
          <draw:custom-shape draw:style-name="gr57" draw:text-style-name="P22" draw:layer="layout" svg:width="1.125cm" svg:height="0.916cm" svg:x="13cm" svg:y="7cm">
            <draw:glue-point draw:id="4" svg:x="1.269cm" svg:y="0cm" draw:align="top-left"/>
            <text:p text:style-name="P21"><text:span text:style-name="T7"><text:s text:c="2"/></text:span></text:p>
            <draw:enhanced-geometry svg:viewBox="0 0 21600 21600" draw:mirror-horizontal="false" draw:mirror-vertical="false" draw:type="rectangle" draw:enhanced-path="M 0 0 L 21600 0 21600 21600 0 21600 0 0 Z N"/>
          </draw:custom-shape>
          <draw:custom-shape draw:style-name="gr58" draw:text-style-name="P2" draw:layer="layout" svg:width="3cm" svg:height="1.49cm" svg:x="13cm" svg:y="7.492cm">
            <draw:glue-point draw:id="4" svg:x="1.27cm" svg:y="0cm" draw:align="top"/>
            <draw:glue-point draw:id="5" svg:x="-2.5cm" svg:y="5cm"/>
            <draw:glue-point draw:id="6" svg:x="2.5cm" svg:y="5cm"/>
            <draw:glue-point draw:id="7" svg:x="0cm" svg:y="-5.153cm"/>
            <draw:glue-point draw:id="8" svg:x="0cm" svg:y="0cm" draw:align="top"/>
            <draw:glue-point draw:id="9" svg:x="0cm" svg:y="0cm" draw:align="top"/>
            <draw:glue-point draw:id="10" svg:x="0cm" svg:y="0.717cm" draw:align="top-left"/>
            <draw:glue-point draw:id="11" svg:x="0cm" svg:y="-1.281cm" draw:align="bottom-left"/>
            <draw:glue-point draw:id="12" svg:x="0cm" svg:y="-1.281cm" draw:align="bottom-right"/>
            <draw:glue-point draw:id="13" svg:x="0cm" svg:y="0.717cm" draw:align="top-right"/>
            <draw:glue-point draw:id="14" svg:x="0cm" svg:y="0cm" draw:align="top"/>
            <text:p text:style-name="P1"><text:span text:style-name="T1">Package</text:span></text:p>
            <draw:enhanced-geometry svg:viewBox="0 0 21600 21600" draw:mirror-horizontal="false" draw:mirror-vertical="false" draw:type="rectangle" draw:enhanced-path="M 0 0 L 21600 0 21600 21600 0 21600 0 0 Z N"/>
          </draw:custom-shape>
        </draw:g>
      </draw:page>
      <draw:page draw:name="page4" draw:style-name="dp1" draw:master-page-name="Default">
        <draw:g draw:style-name="gr2">
          <draw:custom-shape draw:style-name="gr59" draw:text-style-name="P13" draw:layer="layout" svg:width="4cm" svg:height="2cm" svg:x="16cm" svg:y="1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text:p text:style-name="P12"><text:span text:style-name="T4">«</text:span><text:span text:style-name="T4">c</text:span><text:span text:style-name="T4">o</text:span><text:span text:style-name="T4">m</text:span><text:span text:style-name="T4">p</text:span><text:span text:style-name="T4">o</text:span><text:span text:style-name="T4">n</text:span><text:span text:style-name="T4">e</text:span><text:span text:style-name="T4">n</text:span><text:span text:style-name="T4">t</text:span><text:span text:style-name="T4">»</text:span></text:p>
            <text:p text:style-name="P12"><text:span text:style-name="T5">N</text:span><text:span text:style-name="T5">a</text:span><text:span text:style-name="T5">m</text:span><text:span text:style-name="T5">e</text:span></text:p>
            <draw:enhanced-geometry svg:viewBox="0 0 21600 21600" draw:type="rectangle" draw:enhanced-path="M 0 0 L 21600 0 21600 21600 0 21600 0 0 Z N"/>
          </draw:custom-shape>
          <draw:line draw:style-name="gr60" draw:text-style-name="P14" draw:layer="layout" svg:x1="19.478cm" svg:y1="16.331cm" svg:x2="19.606cm" svg:y2="16.331cm">
            <text:p/>
          </draw:line>
          <draw:line draw:style-name="gr61" draw:text-style-name="P14" draw:layer="layout" svg:x1="19.606cm" svg:y1="16.331cm" svg:x2="19.606cm" svg:y2="16.411cm">
            <text:p/>
          </draw:line>
          <draw:line draw:style-name="gr62" draw:text-style-name="P14" draw:layer="layout" svg:x1="19.606cm" svg:y1="16.41cm" svg:x2="19.478cm" svg:y2="16.41cm">
            <text:p/>
          </draw:line>
          <draw:line draw:style-name="gr63" draw:text-style-name="P14" draw:layer="layout" svg:x1="19.478cm" svg:y1="16.331cm" svg:x2="19.478cm" svg:y2="16.411cm">
            <text:p/>
          </draw:line>
          <draw:line draw:style-name="gr64" draw:text-style-name="P14" draw:layer="layout" svg:x1="19.478cm" svg:y1="16.491cm" svg:x2="19.606cm" svg:y2="16.491cm">
            <text:p/>
          </draw:line>
          <draw:line draw:style-name="gr65" draw:text-style-name="P14" draw:layer="layout" svg:x1="19.606cm" svg:y1="16.491cm" svg:x2="19.606cm" svg:y2="16.571cm">
            <text:p/>
          </draw:line>
          <draw:line draw:style-name="gr66" draw:text-style-name="P14" draw:layer="layout" svg:x1="19.606cm" svg:y1="16.571cm" svg:x2="19.478cm" svg:y2="16.571cm">
            <text:p/>
          </draw:line>
          <draw:line draw:style-name="gr67" draw:text-style-name="P14" draw:layer="layout" svg:x1="19.478cm" svg:y1="16.491cm" svg:x2="19.478cm" svg:y2="16.571cm">
            <text:p/>
          </draw:line>
          <draw:line draw:style-name="gr68" draw:text-style-name="P14" draw:layer="layout" svg:x1="19.542cm" svg:y1="16.33cm" svg:x2="19.542cm" svg:y2="16.25cm">
            <text:p/>
          </draw:line>
          <draw:line draw:style-name="gr69" draw:text-style-name="P14" draw:layer="layout" svg:x1="19.542cm" svg:y1="16.25cm" svg:x2="19.798cm" svg:y2="16.25cm">
            <text:p/>
          </draw:line>
          <draw:line draw:style-name="gr70" draw:text-style-name="P14" draw:layer="layout" svg:x1="19.542cm" svg:y1="16.571cm" svg:x2="19.542cm" svg:y2="16.651cm">
            <text:p/>
          </draw:line>
          <draw:line draw:style-name="gr71" draw:text-style-name="P14" draw:layer="layout" svg:x1="19.798cm" svg:y1="16.65cm" svg:x2="19.542cm" svg:y2="16.65cm">
            <text:p/>
          </draw:line>
          <draw:line draw:style-name="gr72" draw:text-style-name="P14" draw:layer="layout" svg:x1="19.798cm" svg:y1="16.25cm" svg:x2="19.798cm" svg:y2="16.65cm">
            <text:p/>
          </draw:line>
          <draw:line draw:style-name="gr73" draw:text-style-name="P14" draw:layer="layout" svg:x1="19.542cm" svg:y1="16.41cm" svg:x2="19.542cm" svg:y2="16.49cm">
            <text:p/>
          </draw:line>
        </draw:g>
        <draw:connector draw:style-name="gr74" draw:text-style-name="P9" draw:layer="layout" draw:type="line" svg:x1="5.882cm" svg:y1="2.327cm" svg:x2="9cm" svg:y2="4.5cm" svg:d="M5882 2327l3118 2173" svg:viewBox="0 0 3119 2174">
          <text:p text:style-name="P19"><text:span text:style-name="T6">API</text:span></text:p>
          <text:p text:style-name="P19"><text:span text:style-name="T6">Name</text:span></text:p>
        </draw:connector>
        <draw:connector draw:style-name="gr75" draw:text-style-name="P9" draw:layer="layout" draw:type="line" svg:x1="3.329cm" svg:y1="5.779cm" svg:x2="6.636cm" svg:y2="8cm" svg:d="M3329 5779l3307 2221" svg:viewBox="0 0 3308 2222">
          <text:p/>
        </draw:connector>
        <draw:connector draw:style-name="gr76" draw:text-style-name="P9" draw:layer="layout" draw:type="line" svg:x1="5.579cm" svg:y1="8.75cm" svg:x2="3cm" svg:y2="7.036cm" svg:d="M5579 8750l-2579-1714" svg:viewBox="0 0 2580 1715">
          <text:p/>
        </draw:connector>
        <draw:g draw:style-name="gr2">
          <draw:glue-point draw:id="4" svg:x="-4.442cm" svg:y="-4.998cm"/>
          <draw:glue-point draw:id="5" svg:x="-2.22cm" svg:y="-4.998cm"/>
          <draw:glue-point draw:id="6" svg:x="0.001cm" svg:y="0.636cm" draw:align="top-left"/>
          <draw:glue-point draw:id="7" svg:x="-4.442cm" svg:y="5.113cm"/>
          <draw:glue-point draw:id="8" svg:x="-2.22cm" svg:y="5.113cm"/>
          <draw:glue-point draw:id="9" svg:x="2.223cm" svg:y="5.113cm"/>
          <draw:glue-point draw:id="10" svg:x="4.446cm" svg:y="5.113cm"/>
          <draw:glue-point draw:id="11" svg:x="0.001cm" svg:y="-0.544cm" draw:align="bottom-left"/>
          <draw:glue-point draw:id="12" svg:x="-0.001cm" svg:y="-0.544cm" draw:align="bottom-right"/>
          <draw:glue-point draw:id="13" svg:x="-0.001cm" svg:y="0.636cm" draw:align="top-right"/>
          <draw:glue-point draw:id="14" svg:x="2.223cm" svg:y="-4.998cm"/>
          <draw:glue-point draw:id="15" svg:x="4.446cm" svg:y="-4.998cm"/>
          <draw:custom-shape draw:style-name="gr77" draw:text-style-name="P23" draw:layer="layout" svg:width="5cm" svg:height="1.153cm" svg:x="11cm" svg:y="6cm">
            <draw:glue-point draw:id="4" svg:x="-4.442cm" svg:y="-5cm"/>
            <draw:glue-point draw:id="5" svg:x="-2.22cm" svg:y="-5cm"/>
            <draw:glue-point draw:id="6" svg:x="2.223cm" svg:y="-5cm"/>
            <draw:glue-point draw:id="7" svg:x="4.446cm" svg:y="-5cm"/>
            <draw:glue-point draw:id="8" svg:x="0.001cm" svg:y="0.634cm" draw:align="top-left"/>
            <draw:glue-point draw:id="9" svg:x="-0.001cm" svg:y="0.634cm" draw:align="top-right"/>
            <text:p text:style-name="P12"><text:span text:style-name="T5">«component»</text:span></text:p>
            <text:p text:style-name="P12"><text:span text:style-name="T5">Name</text:span></text:p>
            <draw:enhanced-geometry svg:viewBox="0 0 21600 21600" draw:mirror-horizontal="false" draw:mirror-vertical="false" draw:type="rectangle" draw:enhanced-path="M 0 0 L 21600 0 21600 21600 0 21600 0 0 Z N"/>
          </draw:custom-shape>
          <draw:custom-shape draw:style-name="gr78" draw:text-style-name="P25" draw:layer="layout" svg:width="5cm" svg:height="1.624cm" svg:x="11cm" svg:y="7.153cm">
            <text:p text:style-name="P24"><text:span text:style-name="T5">«provided interfaces</text:span><text:span text:style-name="T4">»</text:span></text:p>
            <text:p text:style-name="P24"><text:span text:style-name="T5"><text:tab/></text:span><text:span text:style-name="T5">interface1</text:span></text:p>
            <text:p text:style-name="P24"><text:span text:style-name="T5"><text:tab/></text:span><text:span text:style-name="T5">Interface2</text:span></text:p>
            <draw:enhanced-geometry svg:viewBox="0 0 21600 21600" draw:mirror-horizontal="false" draw:mirror-vertical="false" draw:type="rectangle" draw:enhanced-path="M 0 0 L 21600 0 21600 21600 0 21600 0 0 Z N"/>
          </draw:custom-shape>
          <draw:custom-shape draw:style-name="gr79" draw:text-style-name="P25" draw:layer="layout" svg:width="5cm" svg:height="1.627cm" svg:x="11cm" svg:y="8.77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24"><text:span text:style-name="T5">«required interfaces</text:span><text:span text:style-name="T4">»</text:span></text:p>
            <text:p text:style-name="P24"><text:span text:style-name="T5"><text:tab/></text:span><text:span text:style-name="T5">interface3</text:span></text:p>
            <text:p text:style-name="P24"><text:span text:style-name="T5"><text:tab/></text:span><text:span text:style-name="T5">Interface4</text:span></text:p>
            <draw:enhanced-geometry svg:viewBox="0 0 21600 21600" draw:mirror-horizontal="false" draw:mirror-vertical="false" draw:type="rectangle" draw:enhanced-path="M 0 0 L 21600 0 21600 21600 0 21600 0 0 Z N"/>
          </draw:custom-shape>
        </draw:g>
        <draw:g draw:style-name="gr2">
          <draw:custom-shape draw:style-name="gr80" draw:text-style-name="P27" draw:layer="layout" svg:width="4.545cm" svg:height="2cm" svg:x="4.705cm" svg:y="13.25cm">
            <text:p text:style-name="P26"><text:span text:style-name="T2">ComponentName</text:span></text:p>
            <draw:enhanced-geometry svg:viewBox="0 0 21600 21600" draw:type="rectangle" draw:enhanced-path="M 0 0 L 21600 0 21600 21600 0 21600 0 0 Z N"/>
          </draw:custom-shape>
          <draw:custom-shape draw:style-name="gr81" draw:text-style-name="P28" draw:layer="layout" svg:width="0.91cm" svg:height="0.501cm" svg:x="4.25cm" svg:y="13.499cm">
            <text:p/>
            <draw:enhanced-geometry svg:viewBox="0 0 21600 21600" draw:type="rectangle" draw:enhanced-path="M 0 0 L 21600 0 21600 21600 0 21600 0 0 Z N"/>
          </draw:custom-shape>
          <draw:custom-shape draw:style-name="gr82" draw:text-style-name="P28" draw:layer="layout" svg:width="0.909cm" svg:height="0.499cm" svg:x="4.25cm" svg:y="14.5cm">
            <text:p/>
            <draw:enhanced-geometry svg:viewBox="0 0 21600 21600" draw:type="rectangle" draw:enhanced-path="M 0 0 L 21600 0 21600 21600 0 21600 0 0 Z N"/>
          </draw:custom-shape>
        </draw:g>
        <draw:g draw:style-name="gr2">
          <draw:custom-shape draw:style-name="gr83" draw:text-style-name="P8" draw:layer="layout" svg:width="4.75cm" svg:height="2.957cm" svg:x="12cm" svg:y="12.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4" draw:text-style-name="P15" draw:layer="layout" svg:x1="12.45cm" svg:y1="12.783cm" svg:x2="16.299cm" svg:y2="12.783cm">
            <text:p/>
          </draw:line>
          <draw:frame draw:style-name="gr85" draw:text-style-name="P30" draw:layer="layout" svg:width="3.568cm" svg:height="1.067cm" svg:x="12.616cm" svg:y="11.883cm">
            <draw:text-box>
              <text:p text:style-name="P29"><text:span text:style-name="T2">Collab</text:span><text:span text:style-name="T2">oration</text:span></text:p>
            </draw:text-box>
          </draw:frame>
        </draw:g>
        <draw:connector draw:style-name="gr86" draw:text-style-name="P31" draw:layer="layout" draw:type="line" svg:x1="21.371cm" svg:y1="3.689cm" svg:x2="18.582cm" svg:y2="2.221cm" svg:d="M21371 3689l-2789-1468" svg:viewBox="0 0 2790 1469">
          <text:p/>
        </draw:connector>
        <draw:connector draw:style-name="gr87" draw:text-style-name="P9" draw:layer="layout" svg:x1="15.897cm" svg:y1="3.549cm" svg:x2="17.992cm" svg:y2="5.027cm" svg:d="M15897 3549h1048v1478h1047" svg:viewBox="0 0 2096 1479">
          <text:p/>
        </draw:connector>
        <draw:frame draw:style-name="gr88" draw:text-style-name="P33" draw:layer="layout" svg:width="1.565cm" svg:height="1.199cm" svg:x="17.343cm" svg:y="3.327cm">
          <draw:text-box>
            <text:p text:style-name="P32"><text:span text:style-name="T2">API </text:span></text:p>
            <text:p text:style-name="P32"><text:span text:style-name="T2">name</text:span></text:p>
          </draw:text-box>
        </draw:frame>
        <draw:connector draw:style-name="gr89" draw:text-style-name="P9" draw:layer="layout" svg:x1="16.75cm" svg:y1="7.029cm" svg:x2="18.984cm" svg:y2="8.422cm" svg:d="M16750 7029h1117v1393h1117" svg:viewBox="0 0 2235 1394">
          <text:p/>
        </draw:connector>
        <draw:g draw:style-name="gr2">
          <draw:custom-shape draw:style-name="gr90" draw:text-style-name="P34" draw:layer="layout" svg:width="6.75cm" svg:height="1.153cm" svg:x="2cm" svg:y="20.896cm">
            <text:p text:style-name="P1"><text:span text:style-name="T1">«component»</text:span></text:p>
            <text:p text:style-name="P1"><text:span text:style-name="T1">Name</text:span></text:p>
            <draw:enhanced-geometry svg:viewBox="0 0 21600 21600" draw:mirror-horizontal="false" draw:mirror-vertical="false" draw:type="rectangle" draw:enhanced-path="M 0 0 L 21600 0 21600 21600 0 21600 0 0 Z N"/>
          </draw:custom-shape>
          <draw:custom-shape draw:style-name="gr91" draw:text-style-name="P36" draw:layer="layout" svg:width="6.75cm" svg:height="5.201cm" svg:x="2cm" svg:y="22.049cm">
            <text:p text:style-name="P35"><text:span text:style-name="T1">«packaed elements</text:span><text:span text:style-name="T8">»</text:span></text:p>
            <text:p text:style-name="P35"><text:span text:style-name="T9"/></text:p>
            <draw:enhanced-geometry svg:viewBox="0 0 21600 21600" draw:mirror-horizontal="false" draw:mirror-vertical="false" draw:type="rectangle" draw:enhanced-path="M 0 0 L 21600 0 21600 21600 0 21600 0 0 Z N"/>
          </draw:custom-shape>
        </draw:g>
        <draw:custom-shape draw:style-name="gr92" draw:text-style-name="P8" xml:id="id1" draw:id="id1" draw:layer="layout" svg:width="3cm" svg:height="1.5cm" svg:x="2.37cm" svg:y="23.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text:span text:style-name="T3">Class</text:span></text:p>
          <draw:enhanced-geometry svg:viewBox="0 0 21600 21600" draw:type="rectangle" draw:enhanced-path="M 0 0 L 21600 0 21600 21600 0 21600 0 0 Z N"/>
        </draw:custom-shape>
        <draw:custom-shape draw:style-name="gr93" draw:text-style-name="P8" xml:id="id2" draw:id="id2" draw:layer="layout" svg:width="3cm" svg:height="1.5cm" svg:x="5.25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text:span text:style-name="T3">Class</text:span></text:p>
          <draw:enhanced-geometry svg:viewBox="0 0 21600 21600" draw:type="rectangle" draw:enhanced-path="M 0 0 L 21600 0 21600 21600 0 21600 0 0 Z N"/>
        </draw:custom-shape>
        <draw:connector draw:style-name="gr94" draw:text-style-name="P11" draw:layer="layout" svg:x1="3.87cm" svg:y1="24.562cm" svg:x2="5.25cm" svg:y2="26cm" draw:start-shape="id1" draw:start-glue-point="2" draw:end-shape="id2" draw:end-glue-point="3" svg:d="M3870 24562v1438h1380" svg:viewBox="0 0 1381 1439">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300 300" svg:d="M0 0h300v300h-300zM20 20h260v260h-26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ntains" svg:viewBox="0 0 742 742" svg:d="M729 467c-8 31-20 61-37 90-16 28-36 54-59 76-22 23-48 43-76 59-29 17-59 29-90 37-31 9-63 13-96 13s-65-4-96-13c-31-8-61-20-89-37-29-16-55-36-77-59-23-22-43-48-59-76-17-29-29-59-37-90-9-31-13-63-13-96s4-65 13-96c8-31 20-61 37-89 16-29 36-55 59-77 22-23 48-43 77-59 28-17 58-29 89-37 31-9 63-13 96-13s65 4 96 13c31 8 61 20 90 37 28 16 54 36 76 59 23 22 43 48 59 77 17 28 29 58 37 89 9 31 13 63 13 96s-4 65-13 96zM558 184c-16-17-34-31-54-42-21-12-42-21-64-27-23-6-46-9-69-9s-46 3-69 9c-22 6-43 15-63 27-21 11-39 25-55 42-17 16-31 34-42 55-12 20-21 41-27 63-6 23-9 46-9 69s3 46 9 69c6 22 15 43 27 64 11 20 25 38 42 54 16 17 34 31 55 42 20 12 41 21 63 27 23 6 46 9 69 9s46-3 69-9c22-6 43-15 64-27 20-11 38-25 54-42 17-16 31-34 42-54 12-21 21-42 27-64 6-23 9-46 9-69s-3-46-9-69c-6-22-15-43-27-63-11-21-25-39-42-55zM395 396v133h-46v-133h-131v-45h131v-133h46v133h131v4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Navigation" svg:viewBox="0 0 786 1228" svg:d="M151 1228l-76-25-75-25 318-952 76-226 75 226 317 952-76 25-75 25-162-486v462h-80-79v-464z"/>
    <draw:marker draw:name="Square_20_45" draw:display-name="Square 45" svg:viewBox="0 0 1131 1131" svg:d="M0 564l564 567 567-567-567-564z"/>
    <draw:marker draw:name="Square_20_unfilled" draw:display-name="Square unfilled" svg:viewBox="0 0 300 300" svg:d="M0 0h300v300h-300zM20 20h260v260h-260z"/>
    <draw:marker draw:name="Triangle_20_unfilled" draw:display-name="Triangle unfilled" svg:viewBox="0 0 3000 3000" svg:d="M1500 0l1500 3000h-3000zM1500 447l-1176 2353h2353z"/>
    <draw:marker draw:name="UML_20_Arrow" draw:display-name="UML Arrow" svg:viewBox="-0.0901699437494742 0 406.180339887499 756.090169943749" svg:d="M105 715c-2 9-7 17-13 24-7 7-15 12-23 15-9 2-19 3-28 1s-17-7-24-13c-7-7-12-15-15-23-2-9-3-19-1-28l150-650c2-5 3-10 6-14 5-9 11-15 20-20 8-5 17-7 26-7s18 2 27 7c8 5 14 11 19 20 3 4 4 9 6 14l150 650c2 9 1 19-1 28-3 8-8 16-15 23-7 6-15 11-24 13s-19 1-28-1c-8-3-16-8-23-15-6-7-11-15-13-24l-44-194v232h-53-53v-237z"/>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e F. Velez</meta:initial-creator>
    <meta:creation-date>2023-12-07T16:43:38.023111208</meta:creation-date>
    <dc:date>2023-12-07T22:11:57.801917580</dc:date>
    <dc:creator>Jose F. Velez</dc:creator>
    <meta:editing-duration>PT51M53S</meta:editing-duration>
    <meta:editing-cycles>8</meta:editing-cycles>
    <meta:generator>LibreOffice/7.6.3.2$Linux_X86_64 LibreOffice_project/60$Build-2</meta:generator>
    <meta:document-statistic meta:object-count="105"/>
  </office:meta>
</office:document-meta>
</file>